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425cm" fo:break-before="auto" style:use-optimal-row-height="true"/>
    </style:style>
    <style:style style:name="ro8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wrap-option="wrap" style:vertical-align="top"/>
      <style:text-properties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/>
          <table:table-cell table:style-name="Default"/>
          <table:table-cell table:number-columns-repeated="5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>Beim Booten Desktop:</text:span></text:p>
            <text:p>Ansicht normal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1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1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8" office:value-type="string" calcext:value-type="string">
            <text:p>App Auswahl höher etwas größer</text:p>
          </table:table-cell>
          <table:table-cell table:style-name="ce18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7">
          <table:table-cell table:style-name="ce11"/>
          <table:table-cell table:style-name="ce18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First Start Wizard startet ständig von USB Stick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8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8">
          <table:table-cell table:style-name="ce11"/>
          <table:table-cell table:style-name="ce11" office:value-type="string" calcext:value-type="string">
            <text:p><text:span text:style-name="T1">Client</text:span>: Starte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40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.00.0000</text:date>, <text:time style:data-style-name="N2" text:time-value="16:55:09.0931728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5-31T19:33:22.499293967</dc:date>
    <meta:editing-duration>PT3H43M11S</meta:editing-duration>
    <meta:editing-cycles>22</meta:editing-cycles>
    <meta:generator>LibreOffice/6.4.3.2$Linux_X86_64 LibreOffice_project/40$Build-2</meta:generator>
    <meta:document-statistic meta:table-count="1" meta:cell-count="28" meta:object-count="0"/>
  </office:meta>
</office:document-meta>
</file>